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5</text:p>
      <text:p text:style-name="P5"><text:span text:style-name="T2">April</text:span> 2008</text:p>
      <text:p text:style-name="P6">Potix Corporation</text:p>
      <text:p text:style-name="P7">Revision 20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resentation and a Java Object|outline">Component: a Visual 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resentatio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17</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09T10:13:53</dc:date>
    <meta:printed-by>Henri Chen</meta:printed-by>
    <meta:print-date>2006-08-04T11:03:45</meta:print-date>
    <meta:keyword>ZK ZUL ZHTML</meta:keyword>
    <dc:language>en-US</dc:language>
    <meta:editing-cycles>4960</meta:editing-cycles>
    <meta:editing-duration>P19DT5H30M47S</meta:editing-duration>
    <meta:user-defined meta:name="Info 1"/>
    <meta:user-defined meta:name="Info 2"/>
    <meta:user-defined meta:name="Info 3"/>
    <meta:user-defined meta:name="Info 4"/>
    <meta:document-statistic meta:table-count="35" meta:image-count="110" meta:object-count="0" meta:page-count="258" meta:paragraph-count="6891" meta:word-count="61835" meta:character-count="400503"/>
  </office:meta>
</office:document-meta>
</file>